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4D8DAC84932.png" manifest:media-type="image/png"/>
  <manifest:file-entry manifest:full-path="Pictures/10000001000003480000043878DA8B2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14.605cm" svg:x="2.587cm" svg:y="3.857cm">
          <draw:image xlink:href="Pictures/10000001000003480000043878DA8B22.png" xlink:type="simple" xlink:show="embed" xlink:actuate="onLoad" draw:mime-type="image/png">
            <text:p/>
          </draw:image>
        </draw:frame>
        <draw:frame draw:style-name="gr1" draw:text-style-name="P1" draw:layer="layout" svg:width="12.09cm" svg:height="15.672cm" svg:x="13.382cm" svg:y="2.79cm">
          <draw:image xlink:href="Pictures/10000001000003E8000004D8DAC84932.png" xlink:type="simple" xlink:show="embed" xlink:actuate="onLoad" draw:mime-type="image/png">
            <text:p/>
          </draw:image>
        </draw:frame>
        <draw:frame draw:style-name="gr2" draw:text-style-name="P2" draw:layer="layout" svg:width="17.33cm" svg:height="0.962cm" svg:x="3.222cm" svg:y="19.097cm">
          <draw:text-box>
            <text:p><text:s text:c="23"/>a) <text:s text:c="64"/>b)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4:34:56.176153812</meta:creation-date>
    <dc:date>2026-03-26T16:08:51.329885414</dc:date>
    <meta:editing-duration>PT54M</meta:editing-duration>
    <meta:editing-cycles>1</meta:editing-cycles>
    <meta:document-statistic meta:object-count="3"/>
    <meta:generator>LibreOffice/24.2.7.2$Linux_X86_64 LibreOffice_project/420$Build-2</meta:generator>
  </office:meta>
</office:document-meta>
</file>